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loext:opacity="100%" style:font-name="apple-system" fo:letter-spacing="normal" fo:font-style="normal" fo:font-weight="normal"/>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loext:opacity="100%" style:font-name="apple-system" fo:letter-spacing="normal" fo:font-style="normal" fo:font-weight="normal"/>
    </style:style>
    <style:style style:name="P3"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24292e" loext:opacity="100%" style:font-name="apple-system" fo:letter-spacing="normal" fo:font-style="normal" fo:font-weight="normal"/>
    </style:style>
    <style:style style:name="P4" style:family="paragraph" style:parent-style-name="Text_20_body" style:list-style-name="L2">
      <style:paragraph-properties fo:margin-top="0cm" fo:margin-bottom="0cm" style:contextual-spacing="false" fo:orphans="2" fo:widows="2"/>
      <style:text-properties fo:font-variant="normal" fo:text-transform="none" fo:color="#24292e" loext:opacity="100%" fo:letter-spacing="normal"/>
    </style:style>
    <style:style style:name="P5" style:family="paragraph" style:parent-style-name="Text_20_body" style:list-style-name="L9">
      <style:paragraph-properties fo:margin-top="0cm" fo:margin-bottom="0cm" style:contextual-spacing="false" fo:orphans="2" fo:widows="2"/>
      <style:text-properties fo:font-variant="normal" fo:text-transform="none" fo:color="#24292e" loext:opacity="100%" fo:letter-spacing="normal"/>
    </style:style>
    <style:style style:name="P6" style:family="paragraph" style:parent-style-name="Text_20_body" style:list-style-name="L10">
      <style:paragraph-properties fo:margin-top="0cm" fo:margin-bottom="0cm" style:contextual-spacing="false" fo:orphans="2" fo:widows="2"/>
      <style:text-properties fo:font-variant="normal" fo:text-transform="none" fo:color="#24292e" loext:opacity="100%" fo:letter-spacing="normal"/>
    </style:style>
    <style:style style:name="P7" style:family="paragraph" style:parent-style-name="Text_20_body" style:list-style-name="L11">
      <style:paragraph-properties fo:margin-top="0cm" fo:margin-bottom="0cm" style:contextual-spacing="false" fo:orphans="2" fo:widows="2"/>
      <style:text-properties fo:font-variant="normal" fo:text-transform="none" fo:color="#24292e" loext:opacity="100%" fo:letter-spacing="normal"/>
    </style:style>
    <style:style style:name="P8" style:family="paragraph" style:parent-style-name="Text_20_body" style:list-style-name="L11">
      <style:paragraph-properties fo:margin-top="0cm" fo:margin-bottom="0cm" style:contextual-spacing="false" fo:orphans="2" fo:widows="2"/>
      <style:text-properties fo:font-variant="normal" fo:text-transform="none" fo:color="#24292e" loext:opacity="100%" style:font-name="apple-system" fo:font-size="9.60000038146973pt" fo:letter-spacing="normal" fo:font-style="normal" fo:font-weight="normal"/>
    </style:style>
    <style:style style:name="P9" style:family="paragraph" style:parent-style-name="Text_20_body" style:list-style-name="L1">
      <style:paragraph-properties fo:margin-top="0cm" fo:margin-bottom="0.339cm" style:contextual-spacing="false" fo:orphans="2" fo:widows="2"/>
      <style:text-properties fo:font-variant="normal" fo:text-transform="none" fo:color="#24292e" loext:opacity="100%" fo:letter-spacing="normal"/>
    </style:style>
    <style:style style:name="P10" style:family="paragraph" style:parent-style-name="Text_20_body" style:list-style-name="L3">
      <style:paragraph-properties fo:margin-top="0cm" fo:margin-bottom="0.339cm" style:contextual-spacing="false" fo:orphans="2" fo:widows="2"/>
      <style:text-properties fo:font-variant="normal" fo:text-transform="none" fo:color="#24292e" loext:opacity="100%" fo:letter-spacing="normal"/>
    </style:style>
    <style:style style:name="P11" style:family="paragraph" style:parent-style-name="Text_20_body" style:list-style-name="L4">
      <style:paragraph-properties fo:margin-top="0cm" fo:margin-bottom="0.339cm" style:contextual-spacing="false" fo:orphans="2" fo:widows="2"/>
      <style:text-properties fo:font-variant="normal" fo:text-transform="none" fo:color="#24292e" loext:opacity="100%" fo:letter-spacing="normal"/>
    </style:style>
    <style:style style:name="P12" style:family="paragraph" style:parent-style-name="Text_20_body" style:list-style-name="L5">
      <style:paragraph-properties fo:margin-top="0cm" fo:margin-bottom="0.339cm" style:contextual-spacing="false" fo:orphans="2" fo:widows="2"/>
      <style:text-properties fo:font-variant="normal" fo:text-transform="none" fo:color="#24292e" loext:opacity="100%" fo:letter-spacing="normal"/>
    </style:style>
    <style:style style:name="P13" style:family="paragraph" style:parent-style-name="Text_20_body" style:list-style-name="L7">
      <style:paragraph-properties fo:margin-top="0cm" fo:margin-bottom="0.339cm" style:contextual-spacing="false" fo:orphans="2" fo:widows="2"/>
      <style:text-properties fo:font-variant="normal" fo:text-transform="none" fo:color="#24292e" loext:opacity="100%" fo:letter-spacing="normal"/>
    </style:style>
    <style:style style:name="P14" style:family="paragraph" style:parent-style-name="Text_20_body" style:list-style-name="L8">
      <style:paragraph-properties fo:margin-top="0cm" fo:margin-bottom="0.339cm" style:contextual-spacing="false" fo:orphans="2" fo:widows="2"/>
      <style:text-properties fo:font-variant="normal" fo:text-transform="none" fo:color="#24292e" loext:opacity="100%" fo:letter-spacing="normal"/>
    </style:style>
    <style:style style:name="P15" style:family="paragraph" style:parent-style-name="Text_20_body" style:list-style-name="L9">
      <style:paragraph-properties fo:margin-top="0cm" fo:margin-bottom="0.339cm" style:contextual-spacing="false" fo:orphans="2" fo:widows="2"/>
      <style:text-properties fo:font-variant="normal" fo:text-transform="none" fo:color="#24292e" loext:opacity="100%" fo:letter-spacing="normal"/>
    </style:style>
    <style:style style:name="P16" style:family="paragraph" style:parent-style-name="Text_20_body" style:list-style-name="L10">
      <style:paragraph-properties fo:margin-top="0cm" fo:margin-bottom="0.339cm" style:contextual-spacing="false" fo:orphans="2" fo:widows="2"/>
      <style:text-properties fo:font-variant="normal" fo:text-transform="none" fo:color="#24292e" loext:opacity="100%" fo:letter-spacing="normal"/>
    </style:style>
    <style:style style:name="P17" style:family="paragraph" style:parent-style-name="Text_20_body" style:list-style-name="L2">
      <style:paragraph-properties fo:margin-top="0cm" fo:margin-bottom="0.339cm" style:contextual-spacing="false" fo:orphans="2" fo:widows="2"/>
      <style:text-properties fo:font-variant="normal" fo:text-transform="none" fo:color="#24292e" loext:opacity="100%" style:font-name="apple-system" fo:font-size="9.60000038146973pt" fo:letter-spacing="normal" fo:font-style="normal" fo:font-weight="normal"/>
    </style:style>
    <style:style style:name="P18" style:family="paragraph" style:parent-style-name="Text_20_body" style:list-style-name="L6">
      <style:paragraph-properties fo:margin-top="0cm" fo:margin-bottom="0.339cm" style:contextual-spacing="false" fo:orphans="2" fo:widows="2"/>
    </style:style>
    <style:style style:name="P19" style:family="paragraph" style:parent-style-name="Text_20_body" style:list-style-name="L1">
      <style:paragraph-properties fo:margin-top="0.064cm" fo:margin-bottom="0.247cm" style:contextual-spacing="false" fo:orphans="2" fo:widows="2"/>
    </style:style>
    <style:style style:name="P20" style:family="paragraph" style:parent-style-name="Text_20_body" style:list-style-name="L2">
      <style:paragraph-properties fo:margin-top="0.064cm" fo:margin-bottom="0.247cm" style:contextual-spacing="false" fo:orphans="2" fo:widows="2"/>
    </style:style>
    <style:style style:name="P21" style:family="paragraph" style:parent-style-name="Text_20_body" style:list-style-name="L3">
      <style:paragraph-properties fo:margin-top="0.064cm" fo:margin-bottom="0.247cm" style:contextual-spacing="false" fo:orphans="2" fo:widows="2"/>
      <style:text-properties fo:font-variant="normal" fo:text-transform="none" fo:color="#24292e" loext:opacity="100%" fo:letter-spacing="normal"/>
    </style:style>
    <style:style style:name="P22" style:family="paragraph" style:parent-style-name="Text_20_body" style:list-style-name="L4">
      <style:paragraph-properties fo:margin-top="0.064cm" fo:margin-bottom="0.247cm" style:contextual-spacing="false" fo:orphans="2" fo:widows="2"/>
      <style:text-properties fo:font-variant="normal" fo:text-transform="none" fo:color="#24292e" loext:opacity="100%" fo:letter-spacing="normal"/>
    </style:style>
    <style:style style:name="P23" style:family="paragraph" style:parent-style-name="Text_20_body" style:list-style-name="L5">
      <style:paragraph-properties fo:margin-top="0.064cm" fo:margin-bottom="0.247cm" style:contextual-spacing="false" fo:orphans="2" fo:widows="2"/>
      <style:text-properties fo:font-variant="normal" fo:text-transform="none" fo:color="#24292e" loext:opacity="100%" fo:letter-spacing="normal"/>
    </style:style>
    <style:style style:name="P24" style:family="paragraph" style:parent-style-name="Text_20_body" style:list-style-name="L7">
      <style:paragraph-properties fo:margin-top="0.064cm" fo:margin-bottom="0.247cm" style:contextual-spacing="false" fo:orphans="2" fo:widows="2"/>
      <style:text-properties fo:font-variant="normal" fo:text-transform="none" fo:color="#24292e" loext:opacity="100%" fo:letter-spacing="normal"/>
    </style:style>
    <style:style style:name="P25" style:family="paragraph" style:parent-style-name="Text_20_body" style:list-style-name="L8">
      <style:paragraph-properties fo:margin-top="0.064cm" fo:margin-bottom="0.247cm" style:contextual-spacing="false" fo:orphans="2" fo:widows="2"/>
      <style:text-properties fo:font-variant="normal" fo:text-transform="none" fo:color="#24292e" loext:opacity="100%" fo:letter-spacing="normal"/>
    </style:style>
    <style:style style:name="P26" style:family="paragraph" style:parent-style-name="Text_20_body" style:list-style-name="L9">
      <style:paragraph-properties fo:margin-top="0.064cm" fo:margin-bottom="0.247cm" style:contextual-spacing="false" fo:orphans="2" fo:widows="2"/>
      <style:text-properties fo:font-variant="normal" fo:text-transform="none" fo:color="#24292e" loext:opacity="100%" fo:letter-spacing="normal"/>
    </style:style>
    <style:style style:name="P27" style:family="paragraph" style:parent-style-name="Text_20_body" style:list-style-name="L10">
      <style:paragraph-properties fo:margin-top="0.064cm" fo:margin-bottom="0.247cm" style:contextual-spacing="false" fo:orphans="2" fo:widows="2"/>
      <style:text-properties fo:font-variant="normal" fo:text-transform="none" fo:color="#24292e" loext:opacity="100%" fo:letter-spacing="normal"/>
    </style:style>
    <style:style style:name="P28" style:family="paragraph" style:parent-style-name="Text_20_body" style:list-style-name="L11">
      <style:paragraph-properties fo:margin-top="0.064cm" fo:margin-bottom="0.247cm" style:contextual-spacing="false" fo:orphans="2" fo:widows="2"/>
      <style:text-properties fo:font-variant="normal" fo:text-transform="none" fo:color="#24292e" loext:opacity="100%" fo:letter-spacing="normal"/>
    </style:style>
    <style:style style:name="P29"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e" loext:opacity="100%" style:font-name="apple-system" fo:font-size="9.60000038146973pt" fo:letter-spacing="normal" fo:font-style="normal" fo:font-weight="normal"/>
    </style:style>
    <style:style style:name="P30" style:family="paragraph" style:parent-style-name="Text_20_body">
      <style:paragraph-properties fo:margin-left="0cm" fo:margin-right="0cm" fo:margin-top="0cm" fo:margin-bottom="0.339cm" style:contextual-spacing="false" fo:orphans="2" fo:widows="2" fo:text-indent="0cm" style:auto-text-indent="false"/>
    </style:style>
    <style:style style:name="P31" style:family="paragraph" style:parent-style-name="Text_20_body" style:list-style-name="L2">
      <style:paragraph-properties fo:margin-top="0.339cm" fo:margin-bottom="0.339cm" style:contextual-spacing="false" fo:orphans="2" fo:widows="2"/>
      <style:text-properties fo:font-variant="normal" fo:text-transform="none" fo:color="#24292e" loext:opacity="100%" fo:letter-spacing="normal"/>
    </style:style>
    <style:style style:name="T1" style:family="text">
      <style:text-properties style:font-name="apple-system" fo:font-size="9.60000038146973pt" fo:font-style="normal" fo:font-weight="normal"/>
    </style:style>
    <style:style style:name="T2" style:family="text">
      <style:text-properties fo:font-variant="normal" fo:text-transform="none" fo:color="#24292e" loext:opacity="100%" style:font-name="apple-system" fo:font-size="9.60000038146973pt" fo:letter-spacing="normal" fo:font-style="normal" fo:font-weight="normal"/>
    </style:style>
    <style:style style:name="T3" style:family="text">
      <style:text-properties fo:font-variant="normal" fo:text-transform="none" fo:color="#24292e" loext:opacity="100%"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3 - Front End Web Design Techdegree</text:h>
      <text:h text:style-name="P2" text:outline-level="2"><text:bookmark text:name="user-content-an-online-registration-form"/>An Online Registration Form</text:h>
      <text:h text:style-name="P2" text:outline-level="2"><text:bookmark text:name="user-content-instructions"/>Instructions</text:h>
      <text:h text:style-name="P3" text:outline-level="3"><text:bookmark text:name="user-content-build-the-layout-using-a-mobile-first-design"/>Build the layout using a mobile first design:</text:h>
      <text:list xml:id="list2764784569" text:style-name="L1">
        <text:list-item>
          <text:p text:style-name="P9"> <text:span text:style-name="T1">Make sure the HTML file includes the viewport meta tag in the head of the document, see Configuring the Viewport to understand why and how to add this tag.</text:span></text:p>
        </text:list-item>
        <text:list-item>
          <text:p text:style-name="P19"><text:span text:style-name="T3"> </text:span><text:span text:style-name="T2">Look at the provided mockup (mobile-form.png) and add the same content to your index.html file. </text:span><text:span text:style-name="Emphasis"><text:span text:style-name="T2">NOTE:</text:span></text:span></text:p>
        </text:list-item>
      </text:list>
      <text:p text:style-name="P29">It's okay if your checkboxes and radio buttons don't match the look of those in the mockups. It's perfectly fine to use the standard default radio buttons and checkboxes.</text:p>
      <text:h text:style-name="P3" text:outline-level="3"><text:bookmark text:name="user-content-create-the-form-structure"/>Create the form structure:</text:h>
      <text:list xml:id="list891940000" text:style-name="L2">
        <text:list-item>
          <text:p text:style-name="P31"> <text:span text:style-name="T1">Only use one</text:span></text:p>
          <text:p text:style-name="P17">tag. The tag should contain all the form elements. Add a fieldset and legend for each of the following sections:</text:p>
          <text:list>
            <text:list-item>
              <text:p text:style-name="P4"> <text:span text:style-name="T1">"Contact Information" section of the page, and</text:span></text:p>
            </text:list-item>
            <text:list-item>
              <text:p text:style-name="P20"><text:span text:style-name="T3"> </text:span><text:span text:style-name="T2">The "Newsletter" section of the page </text:span><text:span text:style-name="Emphasis"><text:span text:style-name="T2">Note:</text:span></text:span><text:span text:style-name="T2"> You don't need to make a functioning form -- that is, it doesn't have to do anything when the form is submitted. To do that, you'd need to add some server-side programming to actually process the user's input.</text:span></text:p>
            </text:list-item>
          </text:list>
        </text:list-item>
      </text:list>
      <text:h text:style-name="P3" text:outline-level="3"><text:bookmark text:name="user-content-make-sure-you-include-the-following-form-field-types"/>Make sure you include the following form field types:</text:h>
      <text:list xml:id="list3710837015" text:style-name="L3">
        <text:list-item>
          <text:p text:style-name="P10"> <text:span text:style-name="T1">text input</text:span></text:p>
        </text:list-item>
        <text:list-item>
          <text:p text:style-name="P21"> <text:span text:style-name="T1">email input</text:span></text:p>
        </text:list-item>
        <text:list-item>
          <text:p text:style-name="P21"> <text:span text:style-name="T1">telephone input</text:span></text:p>
        </text:list-item>
        <text:list-item>
          <text:p text:style-name="P21"> <text:span text:style-name="T1">select menu</text:span></text:p>
        </text:list-item>
        <text:list-item>
          <text:p text:style-name="P21"> <text:span text:style-name="T1">checkboxes</text:span></text:p>
        </text:list-item>
        <text:list-item>
          <text:p text:style-name="P21"><text:soft-page-break/> <text:span text:style-name="T1">radio buttons</text:span></text:p>
        </text:list-item>
        <text:list-item>
          <text:p text:style-name="P21"> <text:span text:style-name="T1">textarea</text:span></text:p>
        </text:list-item>
        <text:list-item>
          <text:p text:style-name="P21"> <text:span text:style-name="T1">submit button</text:span></text:p>
        </text:list-item>
      </text:list>
      <text:h text:style-name="P3" text:outline-level="3"><text:bookmark text:name="user-content-form-fields-should-include-the-following-attributes"/>Form fields should include the following attributes:</text:h>
      <text:list xml:id="list3762960995" text:style-name="L4">
        <text:list-item>
          <text:p text:style-name="P11"> <text:span text:style-name="T1">input: should include id, type and name attributes.</text:span></text:p>
        </text:list-item>
        <text:list-item>
          <text:p text:style-name="P22"> <text:span text:style-name="T1">select and textarea: should include id and name attributes.</text:span></text:p>
        </text:list-item>
      </text:list>
      <text:p text:style-name="P30"><text:span text:style-name="Emphasis"><text:span text:style-name="T2">NOTE:</text:span></text:span></text:p>
      <text:list xml:id="list1157408542" text:style-name="L5">
        <text:list-item>
          <text:p text:style-name="P12"> <text:span text:style-name="T1">Checkboxes should have identical name attributes but unique value attributes</text:span></text:p>
        </text:list-item>
        <text:list-item>
          <text:p text:style-name="P23"> <text:span text:style-name="T1">Radio Buttons should have identical name attributes but unique value attributes</text:span></text:p>
        </text:list-item>
      </text:list>
      <text:h text:style-name="P3" text:outline-level="3"><text:bookmark text:name="user-content-add-labels-to-each-form-element-using-the-html--tag-the-text-inside-the-labels-should-match-the-names-of-the-form-fields-in-the-mockups"/>Add labels to each form element using the HTML tag. The text inside the labels should match the names of the form fields in the mockups.</text:h>
      <text:list xml:id="list1979821610" text:style-name="L6">
        <text:list-item>
          <text:p text:style-name="P18"><text:span text:style-name="T3"> </text:span><text:span text:style-name="T2">Make sure you properly pair each element with its corresponding form control via the for attribute. See the link above for an example. And don't forget about the textarea element. That needs a functioning label too. </text:span><text:span text:style-name="Emphasis"><text:span text:style-name="T2">NOTE:</text:span></text:span><text:span text:style-name="T2"> Remember that to associate a label with a form input element, the label’s “for” attribute should match the input’s unique id.</text:span></text:p>
        </text:list-item>
      </text:list>
      <text:h text:style-name="P3" text:outline-level="3"><text:bookmark text:name="user-content-use-the-input-fields-placeholder-attribute-to-add-the-text-required-to"/>Use the input field's placeholder attribute to add the text "required" to:</text:h>
      <text:list xml:id="list1140638245" text:style-name="L7">
        <text:list-item>
          <text:p text:style-name="P13"> <text:span text:style-name="T1">the Full Name field</text:span></text:p>
        </text:list-item>
        <text:list-item>
          <text:p text:style-name="P24"> <text:span text:style-name="T1">the Email address field</text:span></text:p>
        </text:list-item>
      </text:list>
      <text:h text:style-name="P3" text:outline-level="3"><text:bookmark text:name="user-content-once-you-have-everything-in-place-for-the-mobile-layout-use-a-media-query-to-add-a-breakpoint-to-adjust-the-layout-for-wider-tablet-and-desktop-screens"/>Once you have everything in place for the mobile layout, use a media query to add a breakpoint to adjust the layout for wider tablet and desktop screens.</text:h>
      <text:list xml:id="list3172805222" text:style-name="L8">
        <text:list-item>
          <text:p text:style-name="P14"> <text:span text:style-name="T1">Match the design as it should look on a tablet or desktop that is 768px wide using the desktop-form.png mockup.</text:span></text:p>
        </text:list-item>
        <text:list-item>
          <text:p text:style-name="P25"> <text:span text:style-name="T1">Use a mobile-first approach by writing your media queries using the min-width property in your CSS.</text:span></text:p>
        </text:list-item>
      </text:list>
      <text:h text:style-name="P3" text:outline-level="3"><text:bookmark text:name="user-content-once-all-your-breakpoints-are-in-place-double-check-your-layout-matches-both-the-mockups"/><text:soft-page-break/>Once all your breakpoints are in place, double check your layout matches both the mockups.</text:h>
      <text:list xml:id="list3209685322" text:style-name="L9">
        <text:list-item>
          <text:p text:style-name="P15"> <text:span text:style-name="T1">Check that the label text position matches both mockups:</text:span></text:p>
          <text:list>
            <text:list-item>
              <text:p text:style-name="P5"> <text:span text:style-name="T1">Mobile: Text should be above the form field.</text:span></text:p>
            </text:list-item>
            <text:list-item>
              <text:p text:style-name="P26"> <text:span text:style-name="T1">Desktop: Text should be to the left side of the form field.</text:span></text:p>
            </text:list-item>
          </text:list>
        </text:list-item>
      </text:list>
      <text:h text:style-name="P3" text:outline-level="3"><text:bookmark text:name="user-content-use-a-google-font-for-the-text-the-design-uses-the-merriweather-font-but-you-can-use-any-google-font-that-youd-like"/>Use a Google Font for the text. The design uses the "Merriweather" font but, you can use any Google Font that you'd like.</text:h>
      <text:h text:style-name="P3" text:outline-level="3"><text:bookmark text:name="user-content-add-focus-states-to-the-form-for-when-a-user-clicks-or-tabs-into-a-text-field"/>Add :focus states to the form for when a user clicks or tabs into a text field.</text:h>
      <text:h text:style-name="P3" text:outline-level="3"><text:bookmark text:name="user-content-make-sure-to-check-your-code-is-valid-by-running-it-through-an-html-and-css-validator"/>Make sure to check your code is valid by running it through an HTML and CSS validator.</text:h>
      <text:list xml:id="list2346573556" text:style-name="L10">
        <text:list-item>
          <text:p text:style-name="P16"> <text:span text:style-name="T1">Links to the validators can be found in the Project Resources. This will help you spot any errors that might be in your code.</text:span></text:p>
        </text:list-item>
        <text:list-item>
          <text:p text:style-name="P27"> <text:span text:style-name="T1">There are a few exceptions that you don’t need to fix:</text:span></text:p>
          <text:list>
            <text:list-item>
              <text:p text:style-name="P6"> <text:span text:style-name="T1">Don’t worry about any warnings, we just need you to check any errors that might be there.</text:span></text:p>
            </text:list-item>
            <text:list-item>
              <text:p text:style-name="P27"> <text:span text:style-name="T1">If CSS validator flags use of calc, vendor prefixes or pseudo-elements/pseudo-classes these errors should be ignored.</text:span></text:p>
            </text:list-item>
            <text:list-item>
              <text:p text:style-name="P27"> <text:span text:style-name="T1">If HTML validator flags use of pipe (‘|’) in Google font links/URLs this error can also be ignored.</text:span></text:p>
            </text:list-item>
          </text:list>
        </text:list-item>
      </text:list>
      <text:h text:style-name="P2" text:outline-level="2"><text:bookmark text:name="user-content-extra-credit"/>Extra Credit</text:h>
      <text:list xml:id="list2402739337" text:style-name="L11">
        <text:list-item>
          <text:p text:style-name="P7"> <text:span text:style-name="T1">Additional placeholder text for other text fields.</text:span></text:p>
        </text:list-item>
        <text:list-item>
          <text:p text:style-name="P28"> <text:span text:style-name="T1">Use the required attribute to add HTML5 validation to make sure that required fields are filled out and input is formatted correctly.</text:span></text:p>
        </text:list-item>
        <text:list-item>
          <text:p text:style-name="P28"> <text:span text:style-name="T1">Add at least the following additional styling enhancements to the form, feel free to add extra styling but leave the basic layout the same as the mockup.</text:span></text:p>
          <text:list>
            <text:list-item>
              <text:p text:style-name="P7"> <text:span text:style-name="T1">Change the background color for at least ONE of the main sections of the site.</text:span></text:p>
            </text:list-item>
          </text:list>
        </text:list-item>
        <text:list-item>
          <text:p text:style-name="P28"> <text:span text:style-name="T1">Uses CSS transitions for focus states.</text:span></text:p>
          <text:list>
            <text:list-item>
              <text:p text:style-name="P8">For example, make a background color fade into view when the user clicks on a text field, and fade out when the user clicks or tabs out of the field.</text:p>
            </text:list-item>
          </text:list>
        </text:list-item>
      </text:list>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4T07:10:55.205000000</meta:creation-date>
    <dc:date>2021-03-24T07:11:32.226000000</dc:date>
    <meta:editing-duration>PT38S</meta:editing-duration>
    <meta:editing-cycles>1</meta:editing-cycles>
    <meta:document-statistic meta:table-count="0" meta:image-count="0" meta:object-count="0" meta:page-count="4" meta:paragraph-count="54" meta:word-count="744" meta:character-count="4133" meta:non-whitespace-character-count="3445"/>
    <meta:generator>LibreOffice/7.0.3.1$Windows_X86_64 LibreOffice_project/d7547858d014d4cf69878db179d326fc3483e082</meta:generator>
  </office:meta>
</office:document-meta>
</file>